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list-style-name="LFO1" style:name="ad37f6f" style:parent-style-name="ListParagraph">
      <style:paragraph-properties/>
    </style:style>
    <style:style style:family="paragraph" style:list-style-name="LFO1" style:name="a215a8e" style:parent-style-name="ListParagraph">
      <style:paragraph-properties/>
    </style:style>
    <style:style style:family="paragraph" style:list-style-name="LFO1" style:name="ab02bc1" style:parent-style-name="ListParagraph">
      <style:paragraph-properties/>
    </style:style>
    <style:style style:family="paragraph" style:name="a1eb42c" style:parent-style-name="ListParagraph">
      <style:text-properties fo:country="US" fo:language="en"/>
    </style:style>
    <style:style style:family="paragraph" style:name="aaa3f5d" style:parent-style-name="Normal">
      <style:text-properties fo:country="US" fo:language="en"/>
    </style:style>
    <style:style style:family="paragraph" style:list-style-name="LFO1" style:name="a1e4c88" style:parent-style-name="ListParagraph">
      <style:paragraph-properties/>
    </style:style>
    <style:style style:family="paragraph" style:list-style-name="LFO1" style:name="ad7c962" style:parent-style-name="ListParagraph">
      <style:paragraph-properties/>
    </style:style>
    <style:style style:family="paragraph" style:list-style-name="LFO1" style:name="ab27c90" style:parent-style-name="ListParagraph">
      <style:paragraph-properties/>
    </style:style>
    <style:style style:family="paragraph" style:name="ab53d21" style:parent-style-name="Normal">
      <style:paragraph-properties fo:margin-left="6.35mm"/>
    </style:style>
    <style:style style:family="paragraph" style:list-style-name="LFO1" style:name="ac1ddcd" style:parent-style-name="ListParagraph">
      <style:paragraph-properties/>
    </style:style>
    <style:style style:family="paragraph" style:list-style-name="LFO1" style:name="a8b041b" style:parent-style-name="ListParagraph">
      <style:paragraph-properties/>
    </style:style>
    <style:style style:family="paragraph" style:list-style-name="LFO1" style:name="a6b9c17" style:parent-style-name="ListParagraph">
      <style:paragraph-properties fo:break-before="page"/>
    </style:style>
    <text:list-style style:name="LFO1">
      <text:list-level-style-number style:num-format="1" style:num-suffix="." text:display-levels="1" text:level="1">
        <style:list-level-properties text:list-level-position-and-space-mode="label-alignment" text:min-label-width="6mm" text:space-before="6mm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 text:min-label-width="3mm" text:space-before="34mm">
          <style:list-level-label-alignment fo:margin-left="38.1mm" fo:text-indent="-3.17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 text:min-label-width="3mm" text:space-before="73mm">
          <style:list-level-label-alignment fo:margin-left="76.2mm" fo:text-indent="-3.17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6mm" text:space-before="82mm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 text:min-label-width="6mm" text:space-before="95mm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 text:min-label-width="3mm" text:space-before="111mm">
          <style:list-level-label-alignment fo:margin-left="114.3mm" fo:text-indent="-3.17mm" text:label-followed-by="listtab"/>
        </style:list-level-properties>
      </text:list-level-style-number>
    </text:list-style>
  </office:automatic-styles>
  <office:body>
    <office:text>
      <text:list text:continue-numbering="true" text:style-name="LFO1">
        <text:list-item>
          <text:p text:style-name="a6b9c17">TEST1<text:line-break/>TEST1b</text:p>
        </text:list-item>
      </text:list>
      <text:list text:continue-numbering="true" text:style-name="LFO1">
        <text:list-item>
          <text:p text:style-name="a8b041b">TEST2</text:p>
        </text:list-item>
      </text:list>
      <text:list text:continue-numbering="true" text:style-name="LFO1">
        <text:list-item>
          <text:p text:style-name="ac1ddcd">TEST3</text:p>
        </text:list-item>
      </text:list>
      <text:p text:style-name="ab53d21">Some Text1</text:p>
      <text:list text:continue-numbering="true" text:style-name="LFO1">
        <text:list-item>
          <text:p text:style-name="ab27c90">TEST1<text:line-break/>TEST1b</text:p>
        </text:list-item>
      </text:list>
      <text:list text:continue-numbering="true" text:style-name="LFO1">
        <text:list-item>
          <text:p text:style-name="ad7c962">TEST2</text:p>
        </text:list-item>
      </text:list>
      <text:list text:continue-numbering="true" text:style-name="LFO1">
        <text:list-item>
          <text:p text:style-name="a1e4c88">TEST3</text:p>
        </text:list-item>
      </text:list>
      <text:p text:style-name="aaa3f5d">Some Text2</text:p>
      <text:p text:style-name="a1eb42c">Still in some List?</text:p>
      <text:list text:continue-numbering="true" text:style-name="LFO1">
        <text:list-item>
          <text:p text:style-name="ab02bc1">TEST1<text:line-break/>TEST1b</text:p>
        </text:list-item>
      </text:list>
      <text:list text:continue-numbering="true" text:style-name="LFO1">
        <text:list-item>
          <text:p text:style-name="a215a8e">TEST2</text:p>
        </text:list-item>
      </text:list>
      <text:list text:continue-numbering="true" text:style-name="LFO1">
        <text:list-item>
          <text:p text:style-name="ad37f6f">TEST3</text:p>
        </text:list-item>
      </text:list>
      <text:p text:style-name="Normal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7%" fo:margin-bottom="2.82mm" fo:padding-bottom="0.0mm" fo:padding-left="0.0mm" fo:padding-right="0.0mm" fo:padding-top="0.0mm" fo:text-align="left"/>
      <style:text-properties fo:background-color="transparent" fo:country="DE" fo:font-size="11.0pt" fo:font-style="normal" fo:font-weight="normal" fo:language="de" fo:letter-spacing="normal" style:font-name="Calibri" style:font-name-asian="Calibri" style:font-name-complex="Times New Roman" style:font-size-asian="11.0pt" style:font-style-asian="normal" style:font-style-complex="normal" style:font-weight-asian="normal" style:font-weight-complex="normal" style:text-position="0% 100%" style:use-window-font-color="true"/>
    </style:default-style>
    <style:style style:display-name="Normal" style:family="paragraph" style:name="Normal" style:parent-style-name="default_paragraph_style"/>
    <style:style style:display-name="List Paragraph" style:family="paragraph" style:name="ListParagraph" style:parent-style-name="Normal">
      <style:paragraph-properties fo:margin-left="12.7mm"/>
    </style:style>
    <style:style style:display-name="Default Paragraph Font" style:family="text" style:name="DefaultParagraphFont" style:parent-style-name="default_character_style"/>
    <style:default-style style:family="graphic">
      <style:graphic-properties draw:fill="solid" draw:fill-color="#5b9bd5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03</dc:date>
    <meta:editing-cycles>2</meta:editing-cycles>
    <meta:editing-duration>PT0.016S</meta:editing-duration>
  </office:meta>
</office:document-meta>
</file>